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ghp_vI9eTBybeUSolpfsCMWbrezTTcnSFI3Ait8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9:10:39.820975138</meta:creation-date>
    <dc:date>2022-11-21T20:05:52.982328733</dc:date>
    <meta:editing-duration>PT55M13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3.6.2$Linux_X86_64 LibreOffice_project/30$Build-2</meta:generator>
  </office:meta>
</office:document-meta>
</file>